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5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0" style:family="paragraph" style:parent-style-name="Standard" style:list-style-name="L2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P1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12" style:family="paragraph" style:parent-style-name="Standard" style:list-style-name="L3">
      <style:paragraph-properties fo:margin-top="0cm" fo:margin-bottom="0.212cm"/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1050285233" text:style-name="L1">
        <text:list-item>
          <text:p text:style-name="P4">Server-side Multiple clients detection</text:p>
        </text:list-item>
        <text:list-item>
          <text:p text:style-name="P5">answering an OPTION request with Allow: -Header</text:p>
        </text:list-item>
        <text:list-item>
          <text:p text:style-name="P5">hint geben, dass im Fehlerfall ein re-handshake zu passieren hat</text:p>
        </text:list-item>
        <text:list-item>
          <text:p text:style-name="P5">jsonp</text:p>
        </text:list-item>
        <text:list-item>
          <text:p text:style-name="P5">meta-channel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 Exes bauen</text:p>
      <text:p text:style-name="P1">- Coverage Analyse laufen lassen</text:p>
      <text:p text:style-name="P1">Comet-Server</text:p>
      <text:list xml:id="list808809218" text:style-name="L2">
        <text:list-item>
          <text:p text:style-name="P6">C++ Language Bindings</text:p>
          <text:list>
            <text:list-item>
              <text:p text:style-name="P10">Stress tests fur unterschiedliche Anwendungscenarien</text:p>
            </text:list-item>
          </text:list>
        </text:list-item>
        <text:list-item>
          <text:p text:style-name="P6">Löschen unbeobachteter Knoten</text:p>
        </text:list-item>
        <text:list-item>
          <text:p text:style-name="P6">Statistik für </text:p>
        </text:list-item>
        <text:list-item>
          <text:p text:style-name="P6">Dokumentation fur C++ Language Bindings</text:p>
        </text:list-item>
        <text:list-item>
          <text:p text:style-name="P8"><text:span text:style-name="T1">body_decoder kann nur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1">
        <text:list-item>
          <text:p text:style-name="P7">Interface</text:p>
        </text:list-item>
        <text:list-item>
          <text:p text:style-name="P7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2">
        <text:list-item>
          <text:p text:style-name="P6">Daten für Fehleranalyse (kein Debugging)</text:p>
          <text:list>
            <text:list-item>
              <text:p text:style-name="P10">Fehlermeldung</text:p>
            </text:list-item>
            <text:list-item>
              <text:p text:style-name="P10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10">requests</text:p>
            </text:list-item>
            <text:list-item>
              <text:p text:style-name="P10">responses</text:p>
            </text:list-item>
            <text:list-item>
              <text:p text:style-name="P10">Verbindungsaufbau/abbruch</text:p>
            </text:list-item>
            <text:list-item>
              <text:p text:style-name="P10">Zeiten</text:p>
            </text:list-item>
          </text:list>
        </text:list-item>
        <text:list-item>
          <text:p text:style-name="P6"><text:soft-page-break/>Auffindbarkeit</text:p>
          <text:list>
            <text:list-item>
              <text:p text:style-name="P10">datum</text:p>
            </text:list-item>
            <text:list-item>
              <text:p text:style-name="P10">Uhrzeit</text:p>
            </text:list-item>
            <text:list-item>
              <text:p text:style-name="P10">IP-Addressen</text:p>
            </text:list-item>
          </text:list>
        </text:list-item>
      </text:list>
      <text:list xml:id="list1295156268" text:style-name="L1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P1">Request Header Parsen</text:p>
      <text:list xml:id="list1415191170" text:style-name="L2">
        <text:list-item>
          <text:p text:style-name="P6">Fehlerhafte header</text:p>
          <text:list>
            <text:list-item>
              <text:p text:style-name="P10">Verify request uri</text:p>
            </text:list-item>
          </text:list>
        </text:list-item>
      </text:list>
      <text:p text:style-name="P1">Proxy-Connector</text:p>
      <text:list xml:id="list207160904" text:style-name="L1">
        <text:list-item>
          <text:p text:style-name="P7">Stress-Test</text:p>
        </text:list-item>
      </text:list>
      <text:p text:style-name="P1">Error Response</text:p>
      <text:list xml:id="list1300362627" text:style-name="L1">
        <text:list-item>
          <text:p text:style-name="P9">HTTP Version (505 HTTP Version Not Supported) for major versions != 1</text:p>
        </text:list-item>
        <text:list-item>
          <text:p text:style-name="P9"/>
        </text:list-item>
      </text:list>
      <text:p text:style-name="P1">File Response implementation</text:p>
      <text:list xml:id="list1065517943" text:style-name="L3">
        <text:list-item>
          <text:p text:style-name="P12">Network-Level-Tests</text:p>
          <text:list>
            <text:list-item>
              <text:p text:style-name="P12">Remote tests mit mehren clients</text:p>
            </text:list-item>
            <text:list-item>
              <text:p text:style-name="P12">Dokumentation / Laufzeit</text:p>
            </text:list-item>
          </text:list>
        </text:list-item>
      </text:list>
      <text:p text:style-name="P3">Bugs</text:p>
      <text:p text:style-name="P1">rack-extension funktioniert nicht im release build unter OSx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/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7-02T10:11:35</dc:date>
    <meta:editing-duration>P17DT12H4M48S</meta:editing-duration>
    <meta:editing-cycles>17</meta:editing-cycles>
    <meta:document-statistic meta:table-count="0" meta:image-count="0" meta:object-count="0" meta:page-count="2" meta:paragraph-count="63" meta:word-count="278" meta:character-count="1953"/>
  </office:meta>
</office:document-meta>
</file>